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ntacto.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Contacto&lt;/title&gt;</text:p>
      <text:p text:style-name="Normal">    &lt;link rel="stylesheet" href="styles.css"&gt;</text:p>
      <text:p text:style-name="Normal">&lt;/head&gt;</text:p>
      <text:p text:style-name="Normal">&lt;body&gt;</text:p>
      <text:p text:style-name="Normal">    &lt;nav&gt;</text:p>
      <text:p text:style-name="Normal">        &lt;a href="index.html"&gt;Inicio&lt;/a&gt;</text:p>
      <text:p text:style-name="Normal">        &lt;a href="portafolio.html"&gt;Portafolio&lt;/a&gt;</text:p>
      <text:p text:style-name="Normal">        &lt;a href="contacto.html" class="active"&gt;Contacto&lt;/a&gt;</text:p>
      <text:p text:style-name="Normal">    &lt;/nav&gt;</text:p>
      <text:p text:style-name="Normal">    &lt;div class="container"&gt;</text:p>
      <text:p text:style-name="Normal">        &lt;h1&gt;Contacto&lt;/h1&gt;</text:p>
      <text:p text:style-name="Normal">        &lt;form&gt;</text:p>
      <text:p text:style-name="Normal">            &lt;input type="text" placeholder="Nombre" required&gt;</text:p>
      <text:p text:style-name="Normal">            &lt;input type="email" placeholder="Correo Electrónico" required&gt;</text:p>
      <text:p text:style-name="Normal">            &lt;input type="Tel" placeholder="Teléfono" required&gt;</text:p>
      <text:p text:style-name="Normal">            &lt;textarea placeholder="Mensaje" required&gt;&lt;/textarea&gt;</text:p>
      <text:p text:style-name="Normal">            &lt;button type="submit"&gt;Enviar&lt;/button&gt;</text:p>
      <text:p text:style-name="Normal">            &lt;button type="reset"&gt;Borrar&lt;/button&gt;</text:p>
      <text:p text:style-name="Normal">        &lt;/form&gt;</text:p>
      <text:p text:style-name="Normal">    &lt;/div&gt;</text:p>
      <text:p text:style-name="Normal">&lt;/body&gt;</text:p>
      <text:p text:style-name="Normal">&lt;footer&gt;</text:p>
      <text:soft-page-break/>
      <text:p text:style-name="Normal">    &lt;p&gt;&amp;copy; 2025 Bruma &amp; Café. Todos los derechos reservados.&lt;/p&gt;</text:p>
      <text:p text:style-name="Normal">&lt;/footer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4:00Z</meta:creation-date>
    <dc:date>2025-03-11T14:45:00Z</dc:date>
    <meta:template xlink:href="Normal" xlink:type="simple"/>
    <meta:editing-cycles>1</meta:editing-cycles>
    <meta:editing-duration>PT60S</meta:editing-duration>
    <meta:document-statistic meta:page-count="2" meta:paragraph-count="1" meta:word-count="150" meta:character-count="979" meta:row-count="6" meta:non-whitespace-character-count="830"/>
  </office:meta>
</office:document-meta>
</file>